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parent-style-name="Internet_20_link">
      <style:text-properties fo:font-style="italic" style:font-style-asian="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text:span text:style-name="T1">™</text:span> User Guide</text:p>
      <text:p text:style-name="P4"><text:modification-date style:data-style-name="N84">2006-12-16</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Recommended practices|outline" text:style-name="Internet_20_link" text:visited-style-name="Internet_20_link">Appendix: Recommended practices</text:a><text:tab/>61</text:p>
          <text:p text:style-name="P6">17.1<text:a xlink:type="simple" xlink:href="#17.1. Scope Storables privately|outline" text:style-name="Internet_20_link" text:visited-style-name="Internet_20_link"> <text:s/>Scope Storables privately</text:a><text:tab/>61</text:p>
          <text:p text:style-name="P6">17.2<text:a xlink:type="simple" xlink:href="#17.2. Primary key design|outline" text:style-name="Internet_20_link" text:visited-style-name="Internet_20_link"> <text:s/>Primary key design</text:a><text:tab/>61</text:p>
          <text:p text:style-name="P6">17.3<text:a xlink:type="simple" xlink:href="#17.3. Versioning|outline" text:style-name="Internet_20_link" text:visited-style-name="Internet_20_link"> <text:s/>Versioning</text:a><text:tab/>61</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2">Storables</text:span></text:a>, and the persistence layer, known as <text:a xlink:type="simple" xlink:href="#_The_Repository"><text:span text:style-name="T2">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2">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4">Sequence support </text:span>– Properties may optionally be annotated to support automatic value selection upon insert via a <text:a xlink:type="simple" xlink:href="#_@Sequence"><text:span text:style-name="T2">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2">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4">Try</text:span> <text:span text:style-name="T4">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n independent 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2">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2">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50</text:page-number> of <text:page-count style:num-format="1">62</text:page-count><text:tab/>Copyright <text:date style:data-style-name="N106" text:date-value="2006-08-13T15:37:41.41" text:fixed="true">2006</text:date> Amazon Technologies Inc.<text:tab/><text:modification-date style:data-style-name="N84">2006-12-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rbonado User Guide</dc:title>
    <meta:initial-creator>Brian S O'Neill</meta:initial-creator>
    <meta:creation-date>2005-12-28T22:07:00</meta:creation-date>
    <dc:creator>Brian O'Neill</dc:creator>
    <dc:date>2006-12-16T13:27:18</dc:date>
    <meta:print-date>2006-01-06T16:58:00</meta:print-date>
    <dc:language>en-US</dc:language>
    <meta:editing-cycles>412</meta:editing-cycles>
    <meta:editing-duration>PT13H23M16S</meta:editing-duration>
    <meta:user-defined meta:name="Info 1"/>
    <meta:user-defined meta:name="Info 2"/>
    <meta:user-defined meta:name="Info 3"/>
    <meta:user-defined meta:name="Info 4"/>
    <meta:document-statistic meta:table-count="2" meta:image-count="0" meta:object-count="0" meta:page-count="62" meta:paragraph-count="1227" meta:word-count="14404" meta:character-count="100541"/>
  </office:meta>
</office:document-meta>
</file>